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Calibri" officeooo:rsid="0004e26f" officeooo:paragraph-rsid="0004e26f"/>
    </style:style>
    <style:style style:name="P2" style:family="paragraph" style:parent-style-name="Text_20_body">
      <style:text-properties style:font-name="Calibri" officeooo:rsid="0004e26f" officeooo:paragraph-rsid="0004e26f"/>
    </style:style>
    <style:style style:name="P3" style:family="paragraph" style:parent-style-name="Text_20_body">
      <style:text-properties style:font-name="Calibri" officeooo:rsid="000645d5" officeooo:paragraph-rsid="000645d5"/>
    </style:style>
    <style:style style:name="P4" style:family="paragraph" style:parent-style-name="Text_20_body">
      <style:text-properties style:font-name="Calibri" officeooo:rsid="0004e26f" officeooo:paragraph-rsid="0004e26f"/>
    </style:style>
    <style:style style:name="P5" style:family="paragraph" style:parent-style-name="Text_20_body">
      <style:text-properties style:font-name="Calibri" officeooo:rsid="0010523f" officeooo:paragraph-rsid="0010523f"/>
    </style:style>
    <style:style style:name="P6" style:family="paragraph" style:parent-style-name="Text_20_body">
      <style:text-properties style:font-name="Calibri" officeooo:rsid="000645d5" officeooo:paragraph-rsid="000645d5"/>
    </style:style>
    <style:style style:name="T1" style:family="text">
      <style:text-properties officeooo:rsid="000645d5"/>
    </style:style>
    <style:style style:name="T2" style:family="text">
      <style:text-properties officeooo:rsid="000653bc"/>
    </style:style>
    <style:style style:name="T3" style:family="text">
      <style:text-properties officeooo:rsid="0006732e"/>
    </style:style>
    <style:style style:name="T4" style:family="text">
      <style:text-properties style:text-position="33% 80%"/>
    </style:style>
    <style:style style:name="T5" style:family="text">
      <style:text-properties officeooo:rsid="000755db"/>
    </style:style>
    <style:style style:name="T6" style:family="text">
      <style:text-properties officeooo:rsid="000e9ebe"/>
    </style:style>
    <style:style style:name="T7" style:family="text">
      <style:text-properties officeooo:rsid="0010523f"/>
    </style:style>
    <style:style style:name="T8" style:family="text">
      <style:text-properties officeooo:rsid="0011a38d"/>
    </style:style>
    <style:style style:name="T9" style:family="text">
      <style:text-properties officeooo:rsid="00122770"/>
    </style:style>
    <style:style style:name="T10" style:family="text">
      <style:text-properties officeooo:rsid="00146293"/>
    </style:style>
    <style:style style:name="T11" style:family="text">
      <style:text-properties officeooo:rsid="0015d3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SAE 2.05</text:p>
      <text:p text:style-name="P2"/>
      <text:p text:style-name="P2">Équipe : SABY Aubin, GUENEUC Vincent, GAUTIER Lowell</text:p>
      <text:p text:style-name="P2"/>
      <text:p text:style-name="P2">Sujet : Problème des 8 Reines</text:p>
      <text:p text:style-name="P2"/>
      <text:p text:style-name="P5">L’utilité principale de de sujet était l’utilisation de récursivité mais surtout de backtracking, et ce, afin de pouvoir faire sortir un échiquier avec 8 reines placées sans pour autant se menacer l’une à l’autre.</text:p>
      <text:p text:style-name="P5">Le problème étant qu’il n’y a seulement <text:span text:style-name="T5">92 possibilités sur </text:span>64<text:span text:style-name="T4">8 </text:span>= 281 474 976 710 656 différentes situations possibles sur un échiquier a 8 dimensions.</text:p>
      <text:p text:style-name="P5">Ainsi notre démarche fut :</text:p>
      <text:p text:style-name="P2">- Utilisation d’un graphe où les sommets représentent les cases</text:p>
      <text:p text:style-name="P2">- Pour la sortie : liste découpée en plusieurs de manière à simuler un échiquier avec <text:span text:style-name="T6">les différents numéros de chaque reine</text:span> ( + messages du nombre d’essais pour le placement de chaque reine <text:span text:style-name="T6">avec sa position</text:span>)</text:p>
      <text:p text:style-name="P2">- Pour le placement d’une reine : arête entre la case de la reine et chaque case qu’elle menace</text:p>
      <text:p text:style-name="P2">- Condition d’arrêt : Si le graphe est connexe, en effet dans le cas contraire, cela veut dire qu’un sommet n’est relié à aucun autre ce qui veut dire qu’il n’est pas menacé</text:p>
      <text:p text:style-name="P2">- Entrée de la dimension de <text:span text:style-name="T1">l’échiquier par l’utilisateur</text:span></text:p>
      <text:p text:style-name="P2"/>
      <text:p text:style-name="P3">P<text:span text:style-name="T7">our conclure, les avantages de notre code sont :</text:span></text:p>
      <text:p text:style-name="P3">- <text:span text:style-name="T2">Solutions bonnes et mauvaises sorties (différenciables par les messages)</text:span></text:p>
      <text:p text:style-name="P3">- <text:span text:style-name="T3">Possibilité de calculer le nombre de solutions bonnes et mauvaises pour chaque dimension ou de réessayer automatiquement pour obtenir une solution bonne à chaque exécution</text:span></text:p>
      <text:p text:style-name="P5">Mais les pistes d’améliorations pour celui-ci seraient, par exemple :</text:p>
      <text:p text:style-name="P5">- <text:span text:style-name="T8">Découper </text:span><text:span text:style-name="T9">en 2 l’échiquier afin de réduire les chances pour les reines de tomber sur une cases menacé, puis utiliser la méthode de translation (vue pendant les cours de matrice) pour </text:span><text:span text:style-name="T10">re-</text:span><text:span text:style-name="T9">fusionner les matrices entres elles, </text:span><text:span text:style-name="T10">formant donc un échiquier 8x8.</text:span></text:p>
      <text:p text:style-name="P5">- <text:span text:style-name="T11">Calculer le nombre de possibilités, pour le mettre en tant que condition d’arrêt dans une boucle, permettant forcément (au bout d’un très long moment pour sûr) de sortir un échiquier vali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9T08:17:20.605000000</meta:creation-date>
    <dc:date>2022-04-01T15:17:40.046000000</dc:date>
    <meta:editing-duration>PT17M43S</meta:editing-duration>
    <meta:editing-cycles>15</meta:editing-cycles>
    <meta:generator>LibreOffice/7.2.4.1$Windows_X86_64 LibreOffice_project/27d75539669ac387bb498e35313b970b7fe9c4f9</meta:generator>
    <meta:document-statistic meta:table-count="0" meta:image-count="0" meta:object-count="0" meta:page-count="1" meta:paragraph-count="17" meta:word-count="319" meta:character-count="1894" meta:non-whitespace-character-count="1592"/>
  </office:meta>
</office:document-meta>
</file>